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anklinGothicLTCom" svg:font-family="FranklinGothicLTCom"/>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FranklinGothicLTCom" fo:font-size="12pt" style:font-size-asian="12pt" style:font-size-complex="12pt"/>
    </style:style>
    <style:style style:name="P2" style:family="paragraph" style:parent-style-name="Text_20_body">
      <style:text-properties style:font-name="Arial"/>
    </style:style>
    <style:style style:name="P3" style:family="paragraph" style:parent-style-name="Text_20_body">
      <style:text-properties style:font-name="Arial" fo:font-size="11pt"/>
    </style:style>
    <style:style style:name="P4" style:family="paragraph" style:parent-style-name="Text_20_body">
      <style:text-properties style:font-name="Arial" fo:font-size="11pt" style:font-size-asian="11pt" style:font-size-complex="11pt"/>
    </style:style>
    <style:style style:name="P5" style:family="paragraph" style:parent-style-name="Text_20_body" style:list-style-name="L1">
      <style:text-properties style:font-name="Arial" fo:font-size="11pt" style:font-size-asian="11pt" style:font-size-complex="11pt"/>
    </style:style>
    <style:style style:name="P6" style:family="paragraph" style:parent-style-name="Text_20_body" style:list-style-name="L2">
      <style:text-properties style:font-name="Arial" fo:font-size="11pt" style:font-size-asian="11pt" style:font-size-complex="11pt"/>
    </style:style>
    <style:style style:name="T1" style:family="text">
      <style:text-properties fo:font-size="11pt"/>
    </style:style>
    <style:style style:name="T2" style:family="text">
      <style:text-properties fo:font-size="11pt" fo:font-style="normal" style:text-underline-style="none" style:font-style-asian="normal" style:font-style-complex="normal"/>
    </style:style>
    <style:style style:name="T3" style:family="text">
      <style:text-properties fo:font-size="6pt"/>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fo:font-size="10pt" style:font-size-asian="10pt" style:font-size-complex="10pt"/>
    </style:style>
    <style:style style:name="T7" style:family="text">
      <style:text-properties fo:font-size="10pt" style:text-underline-style="solid" style:text-underline-width="auto" style:text-underline-color="font-color" style:font-size-asian="10pt" style:font-size-complex="10pt"/>
    </style:style>
    <style:style style:name="T8" style:family="text">
      <style:text-properties fo:font-size="10pt" style:text-underline-style="none" style:font-size-asian="10pt" style:font-size-complex="10pt"/>
    </style:style>
    <style:style style:name="T9" style:family="text">
      <style:text-properties fo:font-weight="bold" style:font-weight-asian="bold" style:font-weight-complex="bold"/>
    </style:style>
    <style:style style:name="T10" style:family="text">
      <style:text-properties fo:language="de" fo:country="DE" style:text-underline-style="solid" style:text-underline-width="auto" style:text-underline-color="font-color"/>
    </style:style>
    <style:style style:name="T11" style:family="text">
      <style:text-properties style:font-name="Arial" fo:font-size="11pt" style:font-size-asian="11pt" style:font-size-complex="11pt"/>
    </style:style>
    <style:style style:name="T12" style:family="text">
      <style:text-properties style:font-name="Arial" fo:font-size="11pt" style:text-underline-style="solid" style:text-underline-width="auto" style:text-underline-color="font-color" style:font-size-asian="11pt" style:font-size-complex="11pt"/>
    </style:style>
    <style:style style:name="T13" style:family="text">
      <style:text-properties style:font-name="Arial" fo:font-size="11pt" fo:language="de" fo:country="DE" style:text-underline-style="solid" style:text-underline-width="auto" style:text-underline-color="font-color" style:font-size-asian="11pt" style:font-size-complex="11pt"/>
    </style:style>
    <style:style style:name="T14" style:family="text">
      <style:text-properties style:font-name="Arial" fo:font-size="11pt" fo:language="de" fo:country="DE" style:text-underline-style="none"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0.6736in" fo:text-indent="-0.25in" fo:margin-left="0.673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36in" fo:text-indent="-0.25in" fo:margin-left="0.923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36in" fo:text-indent="-0.25in" fo:margin-left="1.17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36in" fo:text-indent="-0.25in" fo:margin-left="1.42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36in" fo:text-indent="-0.25in" fo:margin-left="1.67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36in" fo:text-indent="-0.25in" fo:margin-left="1.92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36in" fo:text-indent="-0.25in" fo:margin-left="2.17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36in" fo:text-indent="-0.25in" fo:margin-left="2.42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36in" fo:text-indent="-0.25in" fo:margin-left="2.67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36in" fo:text-indent="-0.25in" fo:margin-left="2.923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736in" fo:text-indent="-0.25in" fo:margin-left="0.673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36in" fo:text-indent="-0.25in" fo:margin-left="0.923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36in" fo:text-indent="-0.25in" fo:margin-left="1.17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36in" fo:text-indent="-0.25in" fo:margin-left="1.42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36in" fo:text-indent="-0.25in" fo:margin-left="1.67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36in" fo:text-indent="-0.25in" fo:margin-left="1.92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36in" fo:text-indent="-0.25in" fo:margin-left="2.17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36in" fo:text-indent="-0.25in" fo:margin-left="2.42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36in" fo:text-indent="-0.25in" fo:margin-left="2.67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36in" fo:text-indent="-0.25in" fo:margin-left="2.923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9">Mietvertrag für einen Stellplatz</text:span></text:p>
      <text:p text:style-name="P3">Zwischen </text:p>
      <text:p text:style-name="P2"><text:span text:style-name="T1">Name </text:span><text:span text:style-name="T6">__</text:span><text:span text:style-name="T8">________________</text:span><text:span text:style-name="T6">_____________________________________________________________</text:span><text:span text:style-name="T1"><text:line-break/><text:line-break/>Anschrift: <text:s/></text:span><text:span text:style-name="T6">___</text:span><text:span text:style-name="T8">____________________________________</text:span><text:span text:style-name="T6">_____________________________________</text:span></text:p>
      <text:p text:style-name="P2"><text:span text:style-name="T6">als Vermieter <text:line-break/></text:span><text:span text:style-name="T1"><text:line-break/></text:span><text:span text:style-name="T2">und </text:span></text:p>
      <text:p text:style-name="P3">Name <text:span text:style-name="T3">____________________________________________________________________________________________________________________________________</text:span><text:line-break/><text:line-break/>Anschrift: <text:s/><text:span text:style-name="T3">______________________________________________________________________________________________________________________________<text:line-break/><text:line-break/></text:span><text:span text:style-name="T6">als Mieter</text:span></text:p>
      <text:p text:style-name="P3"><text:span text:style-name="T3"/></text:p>
      <text:p text:style-name="P4">wird folgender Mietvertrag geschlossen:<text:line-break/><text:line-break/><text:span text:style-name="T9">1. Mietsache</text:span></text:p>
      <text:p text:style-name="P4">Der Vermieter vermietet dem Mieter den Stellplatz Nr. __<text:span text:style-name="T5">__</text:span>__,</text:p>
      <text:p text:style-name="P4">Anschrift ____<text:span text:style-name="T8">__________</text:span><text:span text:style-name="T6">_</text:span>_______ zum Abstellen eines Fahrzeugs.<text:line-break/><text:line-break/><text:span text:style-name="T9">2. Mietdauer</text:span></text:p>
      <text:p text:style-name="P4">Das Mietverhältnis beginnt am __________ und wird auf</text:p>
      <text:p text:style-name="P4"/>
      <text:list xml:id="list7090665441014614101" text:style-name="L2">
        <text:list-item>
          <text:p text:style-name="P6">unbestimmte Zeit geschlossen.</text:p>
        </text:list-item>
        <text:list-item>
          <text:p text:style-name="P6">endet am __________.<text:line-break/></text:p>
        </text:list-item>
      </text:list>
      <text:p text:style-name="P4"><text:span text:style-name="T9">3. Miete</text:span></text:p>
      <text:p text:style-name="Text_20_body"><text:span text:style-name="T11">Die monatliche Miete beträgt _______ EUR, in Worten: ____</text:span><text:span text:style-name="T14">______</text:span><text:span text:style-name="T11">__ Euro.</text:span></text:p>
      <text:p text:style-name="P4">Die Miete ist monatlich im Voraus, spätestens am dritten Werktag eines Monats <text:s/>per Überweisung auf das Konto des Vermieters IBAN: <text:span text:style-name="T9">____________________</text:span> bei der _____________________________ BIC: _________________ zu bezahlen.<text:line-break/></text:p>
      <text:p text:style-name="P4"><text:span text:style-name="T9">4. Haftung</text:span></text:p>
      <text:p text:style-name="P4">Der Mieter stellt sein Fahrzeug auf eigene Gefahr auf dem Stellplatz ab. Insbesondere für Brand, Diebstahl und Fahrzeugbeschädigungen jeglicher Art haftet der Vermieter nicht.</text:p>
      <text:p text:style-name="P4">Für Verunreinigung durch Öl, Benzin und andere Flüssigkeiten sowie für Schäden, die der Mieter schuldhaft bei der Benutzung des Stellplatzes verursacht oder die eine Folge der Nichtbeachtung vertraglicher oder gesetzlicher Bestimmungen sind, haftet der Mieter.<text:line-break/><text:line-break/><text:span text:style-name="T9">5. Nutzung der Mietsache</text:span></text:p>
      <text:p text:style-name="P4">Der Stellplatz wird als Abstellplatz für ein Fahrzeug vermietet. Eine Nutzung zu anderen Zwecken ist nicht zulässig. Dies gilt auch und insbesondere für eine Gebrauchsüberlassung an Dritte.</text:p>
      <text:p text:style-name="P4">Sofern es die örtlichen Gegebenheiten zulassen, kann der Mieter Reifen, Fahrzeugzubehör, Fahrräder und ähnliche Gegenstände lagern. Bei brennbaren Gegenständen sind die sicherheitsrechtlichen Vorschriften jedoch strikt einzuhalten. Ansonsten ist die allgemein übliche Sorgfalt zu beachten. Das Abstellen von Gegenständen außerhalb des Stellplatzes ist nicht gestattet.<text:line-break/><text:line-break/><text:soft-page-break/><text:span text:style-name="T9">6. Reinigung und Instandhaltung</text:span></text:p>
      <text:p text:style-name="P4">Der Mieter ist für die Reinigung und Sauberhaltung des Stellplatzes zuständig. Sofern ein Mangel an der Mietsache auftritt, ist der Vermieter unverzüglich darüber zu informieren.<text:line-break/><text:line-break/><text:span text:style-name="T9">7. Kündigung</text:span></text:p>
      <text:p text:style-name="P4">Beide Vertragsparteien können das Mietverhältnis mit einer Frist von ___ Monat/en zum Monatsende kündigen.</text:p>
      <text:p text:style-name="P4">Der Vermieter behält sich eine fristlose Kündigung für den Fall vor, dass</text:p>
      <text:p text:style-name="P4"/>
      <text:list xml:id="list2013259329259975759" text:style-name="L1">
        <text:list-item>
          <text:p text:style-name="P5">der Mieter mit mehr als zwei Monatsmieten in Rückstand gerät.</text:p>
        </text:list-item>
        <text:list-item>
          <text:p text:style-name="P5"><text:s/>der Mieter die Mietsache vertragswidrig nutzt.</text:p>
        </text:list-item>
      </text:list>
      <text:p text:style-name="P4"/>
      <text:p text:style-name="P4">Die Kündigung bedarf der Schriftform.<text:line-break/><text:line-break/><text:span text:style-name="T9">8. Beendigung des Mietverhältnisses</text:span></text:p>
      <text:p text:style-name="P4">Endet das Mietverhältnis, ist der Stellplatz vollständig geräumt und gereinigt abzugeben. Vorrichtungen, die der Mieter während der Mietzeit eingebracht hat, sind zu entfernen und die Mietsache in den ursprünglichen Zustand zurückzuversetzen.<text:line-break/><text:line-break/><text:span text:style-name="T9">9. Nebenabreden</text:span></text:p>
      <text:p text:style-name="P4">Weitere Vereinbarungen bestehen nicht. Änderungen oder Ergänzungen des Mietvertrags bedürfen der Schriftform.<text:line-break/><text:line-break/></text:p>
      <text:p text:style-name="P4"><text:span text:style-name="Emphasis">_________________________________ <text:tab/><text:tab/> <text:s/>_________________________________</text:span><text:line-break/><text:span text:style-name="Emphasis">Ort, Datum, Unterschrift Vermieter <text:tab/><text:tab/><text:tab/>Ort, Datum, Unterschrift Mieter</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anklinGothicLTCom" svg:font-family="FranklinGothicLTCom"/>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urii Oblovatskyi</meta:initial-creator>
    <meta:creation-date>2021-09-27T15:58:01</meta:creation-date>
    <dc:date>2021-09-27T20:12:09</dc:date>
    <dc:creator>Yurii Oblovatskyi</dc:creator>
    <meta:editing-duration>PT27M14S</meta:editing-duration>
    <meta:editing-cycles>2</meta:editing-cycles>
    <meta:generator>OpenOffice/4.1.7$Unix OpenOffice.org_project/417m1$Build-9800</meta:generator>
    <meta:document-statistic meta:table-count="0" meta:image-count="0" meta:object-count="0" meta:page-count="2" meta:paragraph-count="28" meta:word-count="372" meta:character-count="3251"/>
  </office:meta>
</office:document-meta>
</file>